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C0000012CC59B499C63DEFD6A.jpg" manifest:media-type="image/jpeg"/>
  <manifest:file-entry manifest:full-path="Pictures/10000201000000E1000000E1BCF08B7B0A014728.png" manifest:media-type="image/png"/>
  <manifest:file-entry manifest:full-path="Pictures/10000201000000E1000000E1AC10EF5030D016A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78a64" officeooo:paragraph-rsid="00178a64"/>
    </style:style>
    <style:style style:name="P2" style:family="paragraph" style:parent-style-name="Standard">
      <style:paragraph-properties fo:text-align="center" style:justify-single-word="false"/>
      <style:text-properties officeooo:rsid="00178a64" officeooo:paragraph-rsid="00178a64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bold" officeooo:rsid="001859e1" officeooo:paragraph-rsid="001859e1" style:font-weight-asian="bold" style:font-weight-complex="bold"/>
    </style:style>
    <style:style style:name="P4" style:family="paragraph" style:parent-style-name="Standard">
      <style:text-properties officeooo:rsid="001d432c" officeooo:paragraph-rsid="001d432c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aa2bf" officeooo:paragraph-rsid="001aa2bf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0.635cm" style:auto-text-indent="false" fo:background-color="transparent"/>
      <style:text-properties style:text-underline-style="none" fo:font-weight="normal" officeooo:rsid="001aa2bf" officeooo:paragraph-rsid="001aa2bf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628cm"/>
        </style:tab-stops>
      </style:paragraph-properties>
      <style:text-properties fo:font-style="italic" style:text-underline-style="solid" style:text-underline-width="auto" style:text-underline-color="font-color" fo:font-weight="normal" officeooo:rsid="001aa2bf" officeooo:paragraph-rsid="001aa2bf" style:font-style-asian="italic" style:font-weight-asian="normal" style:font-style-complex="italic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0.628cm"/>
        </style:tab-stops>
      </style:paragraph-properties>
      <style:text-properties fo:font-style="italic" style:text-underline-style="solid" style:text-underline-width="auto" style:text-underline-color="font-color" fo:font-weight="normal" officeooo:rsid="001aa2bf" officeooo:paragraph-rsid="001aa2bf" style:font-style-asian="italic" style:font-weight-asian="normal" style:font-style-complex="italic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0.628cm"/>
        </style:tab-stops>
      </style:paragraph-properties>
      <style:text-properties fo:font-size="13pt" fo:font-style="italic" style:text-underline-style="solid" style:text-underline-width="auto" style:text-underline-color="font-color" fo:font-weight="normal" officeooo:rsid="002cc47c" officeooo:paragraph-rsid="002cc47c" style:font-size-asian="13pt" style:font-style-asian="italic" style:font-weight-asian="normal" style:font-size-complex="13pt" style:font-style-complex="italic" style:font-weight-complex="normal"/>
    </style:style>
    <style:style style:name="P10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0.628cm"/>
        </style:tab-stops>
      </style:paragraph-properties>
      <style:text-properties style:text-underline-style="none" fo:font-weight="bold" officeooo:rsid="001859e1" officeooo:paragraph-rsid="002800ae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aa2bf" officeooo:paragraph-rsid="001aa2bf" style:font-style-asian="italic" style:font-weight-asian="normal" style:font-style-complex="italic" style:font-weight-complex="normal"/>
    </style:style>
    <style:style style:name="P12" style:family="paragraph" style:parent-style-name="Standard" style:list-style-name="List_20_1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>
        <style:tab-stops>
          <style:tab-stop style:position="0.596cm"/>
        </style:tab-stops>
      </style:paragraph-properties>
      <style:text-properties style:font-name="Liberation Sans" fo:font-size="11pt" style:text-underline-style="none" fo:font-weight="normal" officeooo:rsid="001aa2bf" officeooo:paragraph-rsid="002800ae" style:font-size-asian="11pt" style:font-weight-asian="normal" style:font-size-complex="11pt" style:font-weight-complex="normal"/>
    </style:style>
    <style:style style:name="P13" style:family="paragraph" style:parent-style-name="Standard" style:list-style-name="L1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>
        <style:tab-stops>
          <style:tab-stop style:position="0.628cm"/>
        </style:tab-stops>
      </style:paragraph-properties>
      <style:text-properties style:font-name="Liberation Sans" fo:font-size="11pt" fo:font-style="normal" style:text-underline-style="none" fo:font-weight="normal" officeooo:rsid="0022406a" officeooo:paragraph-rsid="002800ae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 style:list-style-name="List_20_1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0.596cm"/>
        </style:tab-stops>
      </style:paragraph-properties>
      <style:text-properties style:font-name="Liberation Sans" fo:font-size="11pt" style:text-underline-style="none" fo:font-weight="normal" officeooo:rsid="001aa2bf" officeooo:paragraph-rsid="002800ae" style:font-size-asian="11pt" style:font-weight-asian="normal" style:font-size-complex="11pt" style:font-weight-complex="normal"/>
    </style:style>
    <style:style style:name="P15" style:family="paragraph" style:parent-style-name="Standard" style:list-style-name="L1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0.628cm"/>
        </style:tab-stops>
      </style:paragraph-properties>
      <style:text-properties style:font-name="Liberation Sans" fo:font-size="11pt" style:text-underline-style="none" fo:font-weight="normal" officeooo:rsid="001aa2bf" officeooo:paragraph-rsid="002800ae" style:font-size-asian="11pt" style:font-weight-asian="normal" style:font-size-complex="11pt" style:font-weight-complex="normal"/>
    </style:style>
    <style:style style:name="P16" style:family="paragraph" style:parent-style-name="Standard" style:list-style-name="List_20_1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0.596cm"/>
        </style:tab-stops>
      </style:paragraph-properties>
      <style:text-properties style:font-name="Liberation Sans" fo:font-size="11pt" style:text-underline-style="none" fo:font-weight="normal" officeooo:rsid="00321823" officeooo:paragraph-rsid="00321823" style:font-size-asian="11pt" style:font-weight-asian="normal" style:font-size-complex="11pt" style:font-weight-complex="normal"/>
    </style:style>
    <style:style style:name="P17" style:family="paragraph" style:parent-style-name="Standard" style:list-style-name="List_20_1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0.596cm"/>
        </style:tab-stops>
      </style:paragraph-properties>
      <style:text-properties style:font-name="Liberation Sans" fo:font-size="11pt" style:text-underline-style="none" fo:font-weight="normal" officeooo:rsid="001ccb55" officeooo:paragraph-rsid="002800ae" style:font-size-asian="11pt" style:font-weight-asian="normal" style:font-size-complex="11pt" style:font-weight-complex="normal"/>
    </style:style>
    <style:style style:name="P18" style:family="paragraph" style:parent-style-name="Standard" style:list-style-name="L1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0.628cm"/>
        </style:tab-stops>
      </style:paragraph-properties>
      <style:text-properties style:font-name="Liberation Sans" fo:font-size="11pt" fo:font-style="normal" style:text-underline-style="none" fo:font-weight="normal" officeooo:rsid="0022406a" officeooo:paragraph-rsid="002800ae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0.628cm"/>
        </style:tab-stops>
      </style:paragraph-properties>
      <style:text-properties style:font-name="Liberation Sans" fo:font-size="11pt" fo:font-style="normal" style:text-underline-style="none" fo:font-weight="normal" officeooo:rsid="0022406a" officeooo:paragraph-rsid="002800ae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 style:list-style-name="L1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0.628cm"/>
        </style:tab-stops>
      </style:paragraph-properties>
      <style:text-properties style:font-name="Liberation Sans" fo:font-size="11pt" fo:font-style="normal" style:text-underline-style="none" fo:font-weight="normal" officeooo:rsid="001aa2bf" officeooo:paragraph-rsid="002800ae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officeooo:rsid="002424da"/>
    </style:style>
    <style:style style:name="T3" style:family="text">
      <style:text-properties style:font-name="Liberation Sans"/>
    </style:style>
    <style:style style:name="T4" style:family="text">
      <style:text-properties style:font-name="Liberation Sans" officeooo:rsid="0022406a"/>
    </style:style>
    <style:style style:name="T5" style:family="text">
      <style:text-properties style:font-name="Liberation Sans" fo:font-size="13pt" fo:font-style="italic" officeooo:rsid="0022406a" style:font-size-asian="11.3500003814697pt" style:font-style-asian="italic" style:font-size-complex="13pt" style:font-style-complex="italic"/>
    </style:style>
    <style:style style:name="T6" style:family="text">
      <style:text-properties style:font-name="Liberation Sans" fo:font-size="13pt" officeooo:rsid="0022406a" style:font-size-asian="11.3500003814697pt" style:font-size-complex="13pt"/>
    </style:style>
    <style:style style:name="T7" style:family="text">
      <style:text-properties style:font-name="Liberation Sans" style:text-underline-style="none"/>
    </style:style>
    <style:style style:name="T8" style:family="text">
      <style:text-properties style:font-name="Liberation Sans" style:text-underline-style="none" officeooo:rsid="002d7d2f"/>
    </style:style>
    <style:style style:name="T9" style:family="text">
      <style:text-properties style:font-name="Liberation Sans" officeooo:rsid="0031d5c3"/>
    </style:style>
    <style:style style:name="T10" style:family="text">
      <style:text-properties style:text-underline-style="none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brice RIQUET</text:p>
      <text:p text:style-name="P1">64 avenue Lénine</text:p>
      <text:p text:style-name="P1">93200 SAINT-DENIS</text:p>
      <text:p text:style-name="P1"><draw:frame draw:style-name="fr1" draw:name="Image1" text:anchor-type="as-char" svg:width="0.45cm" svg:height="0.45cm" draw:z-index="0"><draw:image xlink:href="Pictures/10000201000000E1000000E1BCF08B7B0A014728.png" xlink:type="simple" xlink:show="embed" xlink:actuate="onLoad" loext:mime-type="image/png"/></draw:frame>: 06.52.81.29.46</text:p>
      <text:p text:style-name="P1"><draw:frame draw:style-name="fr2" draw:name="Image2" text:anchor-type="as-char" svg:width="0.45cm" svg:height="0.45cm" draw:z-index="1"><draw:image xlink:href="Pictures/10000201000000E1000000E1AC10EF5030D016A6.png" xlink:type="simple" xlink:show="embed" xlink:actuate="onLoad" loext:mime-type="image/png"/></draw:frame>: <text:a xlink:type="simple" xlink:href="mailto:fabezio@outlook.fr" text:style-name="Internet_20_link" text:visited-style-name="Visited_20_Internet_20_Link">fabezio@outlook.fr</text:a></text:p>
      <text:p text:style-name="P4"><draw:frame draw:style-name="fr1" draw:name="Image3" text:anchor-type="as-char" svg:width="0.4cm" svg:height="0.4cm" draw:z-index="2"><draw:image xlink:href="Pictures/100000000000012C0000012CC59B499C63DEFD6A.jpg" xlink:type="simple" xlink:show="embed" xlink:actuate="onLoad" loext:mime-type="image/jpeg"/></draw:frame>: <text:a xlink:type="simple" xlink:href="https://www.fabezio.com/" text:style-name="Internet_20_link" text:visited-style-name="Visited_20_Internet_20_Link">https://fabezio.com</text:a> <text:s/></text:p>
      <text:p text:style-name="P4"/>
      <text:p text:style-name="P1"/>
      <text:p text:style-name="P2"/>
      <text:h text:style-name="Heading_20_1" text:outline-level="1">Développeur <text:span text:style-name="T2">d’applications et sites </text:span>Web</text:h>
      <text:p text:style-name="Text_20_body"/>
      <text:p text:style-name="P3"/>
      <text:p text:style-name="P3"/>
      <text:h text:style-name="Heading_20_2" text:outline-level="2">Langages utilisés</text:h>
      <text:p text:style-name="Text_20_body"/>
      <text:p text:style-name="P3"/>
      <text:p text:style-name="P5"><text:span text:style-name="T5">Frontend</text:span><text:span text:style-name="T1"> :</text:span></text:p>
      <text:p text:style-name="P11"/>
      <text:list xml:id="list1877505467" text:style-name="List_20_1">
        <text:list-item>
          <text:p text:style-name="P12">HTML/CSS,</text:p>
        </text:list-item>
        <text:list-item>
          <text:p text:style-name="P14">Bootstrap 3 &amp; 4,</text:p>
        </text:list-item>
        <text:list-item>
          <text:p text:style-name="P16">SASS/SCSS,</text:p>
        </text:list-item>
        <text:list-item>
          <text:p text:style-name="P14">JavaScript,</text:p>
        </text:list-item>
        <text:list-item>
          <text:p text:style-name="P14">jQuery,</text:p>
        </text:list-item>
        <text:list-item>
          <text:p text:style-name="P17">React,</text:p>
        </text:list-item>
        <text:list-item>
          <text:p text:style-name="P17">Vue.</text:p>
        </text:list-item>
      </text:list>
      <text:p text:style-name="P6"/>
      <text:p text:style-name="P6"/>
      <text:p text:style-name="P8"><text:span text:style-name="T6">Backend</text:span><text:span text:style-name="T10"> :</text:span></text:p>
      <text:p text:style-name="P7"/>
      <text:list xml:id="list2554222477" text:style-name="L1">
        <text:list-item>
          <text:p text:style-name="P13">NodeJS,</text:p>
        </text:list-item>
        <text:list-item>
          <text:p text:style-name="P18">MongoDB.</text:p>
        </text:list-item>
      </text:list>
      <text:p text:style-name="P19"/>
      <text:p text:style-name="P19"/>
      <text:p text:style-name="P9"><text:span text:style-name="T4">A</text:span><text:span text:style-name="T3">utres </text:span><text:span text:style-name="T9">backend</text:span><text:span text:style-name="T7"> </text:span><text:span text:style-name="T8">(hors JS)</text:span><text:span text:style-name="T7"> </text:span><text:span text:style-name="T10">:</text:span></text:p>
      <text:p text:style-name="P19"/>
      <text:list xml:id="list224506894276690" text:continue-numbering="true" text:style-name="L1">
        <text:list-item>
          <text:p text:style-name="P15">PHP,</text:p>
        </text:list-item>
        <text:list-item>
          <text:p text:style-name="P20">SQL.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1:17:35.106739560</meta:creation-date>
    <meta:generator>LibreOffice/6.2.4.2.0$Linux_X86_64 LibreOffice_project/20$Build-2</meta:generator>
    <dc:date>2019-07-12T22:45:04.462274618</dc:date>
    <meta:editing-duration>PT1H4M9S</meta:editing-duration>
    <meta:editing-cycles>20</meta:editing-cycles>
    <meta:document-statistic meta:table-count="0" meta:image-count="3" meta:object-count="0" meta:page-count="1" meta:paragraph-count="22" meta:word-count="54" meta:character-count="304" meta:non-whitespace-character-count="281"/>
  </office:meta>
</office:document-meta>
</file>